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7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4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1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0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588cm"/>
    </style:style>
    <style:style style:name="gr11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.8999996185303pt" style:font-size-asian="14pt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95cm" svg:y1="5.5cm" svg:x2="20.489cm" svg:y2="5.5cm">
          <text:p/>
        </draw:line>
        <draw:line draw:style-name="gr2" draw:text-style-name="P1" draw:layer="layout" svg:x1="2.699cm" svg:y1="4.019cm" svg:x2="2.699cm" svg:y2="5.498cm">
          <text:p/>
        </draw:line>
        <draw:line draw:style-name="gr2" draw:text-style-name="P1" draw:layer="layout" svg:x1="2.699cm" svg:y1="4.019cm" svg:x2="3.684cm" svg:y2="4.019cm">
          <text:p/>
        </draw:line>
        <draw:line draw:style-name="gr2" draw:text-style-name="P1" draw:layer="layout" svg:x1="3.684cm" svg:y1="4.019cm" svg:x2="3.97cm" svg:y2="4.746cm">
          <text:p/>
        </draw:line>
        <draw:line draw:style-name="gr2" draw:text-style-name="P1" draw:layer="layout" svg:x1="3.996cm" svg:y1="4.775cm" svg:x2="3.996cm" svg:y2="5.501cm">
          <text:p/>
        </draw:line>
        <draw:line draw:style-name="gr2" draw:text-style-name="P1" draw:layer="layout" svg:x1="2.7cm" svg:y1="6.951cm" svg:x2="2.7cm" svg:y2="5.472cm">
          <text:p/>
        </draw:line>
        <draw:line draw:style-name="gr2" draw:text-style-name="P1" draw:layer="layout" svg:x1="2.7cm" svg:y1="6.952cm" svg:x2="3.685cm" svg:y2="6.952cm">
          <text:p/>
        </draw:line>
        <draw:line draw:style-name="gr2" draw:text-style-name="P1" draw:layer="layout" svg:x1="3.685cm" svg:y1="6.95cm" svg:x2="3.971cm" svg:y2="6.223cm">
          <text:p/>
        </draw:line>
        <draw:line draw:style-name="gr2" draw:text-style-name="P1" draw:layer="layout" svg:x1="3.997cm" svg:y1="6.198cm" svg:x2="3.997cm" svg:y2="5.472cm">
          <text:p/>
        </draw:line>
        <draw:line draw:style-name="gr2" draw:text-style-name="P1" draw:layer="layout" svg:x1="6.983cm" svg:y1="4.024cm" svg:x2="6.983cm" svg:y2="5.503cm">
          <text:p/>
        </draw:line>
        <draw:line draw:style-name="gr2" draw:text-style-name="P1" draw:layer="layout" svg:x1="6.983cm" svg:y1="4.024cm" svg:x2="5.998cm" svg:y2="4.024cm">
          <text:p/>
        </draw:line>
        <draw:line draw:style-name="gr2" draw:text-style-name="P1" draw:layer="layout" svg:x1="5.998cm" svg:y1="4.024cm" svg:x2="5.712cm" svg:y2="4.751cm">
          <text:p/>
        </draw:line>
        <draw:line draw:style-name="gr2" draw:text-style-name="P1" draw:layer="layout" svg:x1="5.686cm" svg:y1="4.777cm" svg:x2="5.686cm" svg:y2="5.503cm">
          <text:p/>
        </draw:line>
        <draw:line draw:style-name="gr2" draw:text-style-name="P1" draw:layer="layout" svg:x1="6.982cm" svg:y1="6.954cm" svg:x2="6.982cm" svg:y2="5.475cm">
          <text:p/>
        </draw:line>
        <draw:line draw:style-name="gr2" draw:text-style-name="P1" draw:layer="layout" svg:x1="6.982cm" svg:y1="6.954cm" svg:x2="5.997cm" svg:y2="6.954cm">
          <text:p/>
        </draw:line>
        <draw:line draw:style-name="gr2" draw:text-style-name="P1" draw:layer="layout" svg:x1="5.997cm" svg:y1="6.953cm" svg:x2="5.711cm" svg:y2="6.226cm">
          <text:p/>
        </draw:line>
        <draw:line draw:style-name="gr2" draw:text-style-name="P1" draw:layer="layout" svg:x1="5.685cm" svg:y1="6.201cm" svg:x2="5.685cm" svg:y2="5.475cm">
          <text:p/>
        </draw:line>
        <draw:rect draw:style-name="gr3" draw:text-style-name="P1" draw:layer="layout" svg:width="0.57cm" svg:height="0.571cm" svg:x="4.515cm" svg:y="5.215cm">
          <text:p/>
        </draw:rect>
        <draw:rect draw:style-name="gr3" draw:text-style-name="P1" draw:layer="layout" svg:width="0.234cm" svg:height="2.933cm" svg:x="12.785cm" svg:y="4.019cm">
          <text:p/>
        </draw:rect>
        <draw:rect draw:style-name="gr3" draw:text-style-name="P1" draw:layer="layout" svg:width="3.813cm" svg:height="2.933cm" svg:x="8.687cm" svg:y="4.019cm">
          <text:p/>
        </draw:rect>
        <draw:rect draw:style-name="gr3" draw:text-style-name="P1" draw:layer="layout" svg:width="0.234cm" svg:height="2.933cm" svg:x="18.31cm" svg:y="3.993cm">
          <text:p/>
        </draw:rect>
        <draw:line draw:style-name="gr2" draw:text-style-name="P1" draw:layer="layout" svg:x1="21.191cm" svg:y1="4.024cm" svg:x2="21.191cm" svg:y2="5.503cm">
          <text:p/>
        </draw:line>
        <draw:line draw:style-name="gr2" draw:text-style-name="P1" draw:layer="layout" svg:x1="21.191cm" svg:y1="4.024cm" svg:x2="20.206cm" svg:y2="4.024cm">
          <text:p/>
        </draw:line>
        <draw:line draw:style-name="gr2" draw:text-style-name="P1" draw:layer="layout" svg:x1="19.494cm" svg:y1="4.777cm" svg:x2="19.494cm" svg:y2="5.503cm">
          <text:p/>
        </draw:line>
        <draw:line draw:style-name="gr2" draw:text-style-name="P1" draw:layer="layout" svg:x1="21.19cm" svg:y1="6.954cm" svg:x2="21.19cm" svg:y2="5.475cm">
          <text:p/>
        </draw:line>
        <draw:line draw:style-name="gr2" draw:text-style-name="P1" draw:layer="layout" svg:x1="21.19cm" svg:y1="6.954cm" svg:x2="20.23cm" svg:y2="6.954cm">
          <text:p/>
        </draw:line>
        <draw:line draw:style-name="gr2" draw:text-style-name="P1" draw:layer="layout" svg:x1="19.493cm" svg:y1="6.201cm" svg:x2="19.493cm" svg:y2="5.475cm">
          <text:p/>
        </draw:line>
        <draw:line draw:style-name="gr2" draw:text-style-name="P1" draw:layer="layout" svg:x1="20.23cm" svg:y1="4.046cm" svg:x2="20.23cm" svg:y2="4.902cm">
          <text:p/>
        </draw:line>
        <draw:line draw:style-name="gr2" draw:text-style-name="P1" draw:layer="layout" svg:x1="19.503cm" svg:y1="4.747cm" svg:x2="20.204cm" svg:y2="4.928cm">
          <text:p/>
        </draw:line>
        <draw:line draw:style-name="gr2" draw:text-style-name="P1" draw:layer="layout" svg:x1="20.253cm" svg:y1="6.955cm" svg:x2="20.253cm" svg:y2="6.024cm">
          <text:p/>
        </draw:line>
        <draw:line draw:style-name="gr2" draw:text-style-name="P1" draw:layer="layout" svg:x1="19.526cm" svg:y1="6.177cm" svg:x2="20.227cm" svg:y2="5.996cm">
          <text:p/>
        </draw:line>
        <draw:rect draw:style-name="gr3" draw:text-style-name="P1" draw:layer="layout" svg:width="0.234cm" svg:height="2.933cm" svg:x="11.332cm" svg:y="4.019cm">
          <text:p/>
        </draw:rect>
        <draw:frame draw:style-name="gr4" draw:text-style-name="P2" draw:layer="layout" svg:width="2.234cm" svg:height="1.762cm" svg:x="19.607cm" svg:y="1.999cm">
          <draw:text-box>
            <text:p text:style-name="P2">CCD</text:p>
            <text:p text:style-name="P2">Kamera</text:p>
          </draw:text-box>
        </draw:frame>
        <draw:frame draw:style-name="gr5" draw:text-style-name="P2" draw:layer="layout" svg:width="2.908cm" svg:height="1.873cm" svg:x="14.057cm" svg:y="2.077cm">
          <draw:text-box>
            <text:p text:style-name="P2"><text:span text:style-name="T1">L</text:span><text:span text:style-name="T2">2</text:span></text:p>
            <text:p text:style-name="P2"><text:span text:style-name="T1">(+300 mm)</text:span></text:p>
          </draw:text-box>
        </draw:frame>
        <draw:frame draw:style-name="gr6" draw:text-style-name="P2" draw:layer="layout" svg:width="2.632cm" svg:height="1.873cm" svg:x="17.116cm" svg:y="2.077cm">
          <draw:text-box>
            <text:p text:style-name="P2"><text:span text:style-name="T1">L</text:span><text:span text:style-name="T2">3</text:span></text:p>
            <text:p text:style-name="P2"><text:span text:style-name="T1">(+50 mm)</text:span></text:p>
          </draw:text-box>
        </draw:frame>
        <draw:frame draw:style-name="gr6" draw:text-style-name="P2" draw:layer="layout" svg:width="2.632cm" svg:height="1.873cm" svg:x="6.924cm" svg:y="2.077cm">
          <draw:text-box>
            <text:p text:style-name="P2"><text:span text:style-name="T1">L</text:span><text:span text:style-name="T2">1</text:span></text:p>
            <text:p text:style-name="P2"><text:span text:style-name="T1">(+50 mm)</text:span></text:p>
          </draw:text-box>
        </draw:frame>
        <draw:rect draw:style-name="gr3" draw:text-style-name="P1" draw:layer="layout" svg:width="0.234cm" svg:height="2.933cm" svg:x="8.686cm" svg:y="4.019cm">
          <text:p/>
        </draw:rect>
        <draw:frame draw:style-name="gr5" draw:text-style-name="P2" draw:layer="layout" svg:width="2.908cm" svg:height="1.873cm" svg:x="9.234cm" svg:y="2.052cm">
          <draw:text-box>
            <text:p text:style-name="P2"><text:span text:style-name="T1">L</text:span><text:span text:style-name="T2">FPE</text:span></text:p>
            <text:p text:style-name="P2"><text:span text:style-name="T1">(+100 mm)</text:span></text:p>
          </draw:text-box>
        </draw:frame>
        <draw:frame draw:style-name="gr7" draw:text-style-name="P2" draw:layer="layout" svg:width="2.459cm" svg:height="1.762cm" svg:x="11.828cm" svg:y="2.105cm">
          <draw:text-box>
            <text:p text:style-name="P2"><text:span text:style-name="T1">Farbfilter</text:span></text:p>
            <text:p text:style-name="P2"><text:span text:style-name="T1">643nm</text:span></text:p>
          </draw:text-box>
        </draw:frame>
        <draw:frame draw:style-name="gr8" draw:text-style-name="P2" draw:layer="layout" svg:width="4.682cm" svg:height="1.208cm" svg:x="8.481cm" svg:y="1.2cm">
          <draw:text-box>
            <text:p text:style-name="P2"><text:span text:style-name="T1">Fabry-Perot-Etalon</text:span></text:p>
          </draw:text-box>
        </draw:frame>
        <draw:frame draw:style-name="gr9" draw:text-style-name="P2" draw:layer="layout" svg:width="4.575cm" svg:height="1.208cm" svg:x="3.269cm" svg:y="1.225cm">
          <draw:text-box>
            <text:p text:style-name="P2"><text:span text:style-name="T1">Permanentmagnet</text:span></text:p>
          </draw:text-box>
        </draw:frame>
        <draw:frame draw:style-name="gr10" draw:text-style-name="P2" draw:layer="layout" svg:width="3.09cm" svg:height="1.208cm" svg:x="1.635cm" svg:y="2.525cm">
          <draw:text-box>
            <text:p text:style-name="P2"><text:span text:style-name="T1">Cd - Lampe</text:span></text:p>
          </draw:text-box>
        </draw:frame>
        <draw:line draw:style-name="gr1" draw:text-style-name="P1" draw:layer="layout" svg:x1="6.119cm" svg:y1="2.052cm" svg:x2="6.404cm" svg:y2="4.283cm">
          <text:p/>
        </draw:line>
        <draw:line draw:style-name="gr1" draw:text-style-name="P1" draw:layer="layout" svg:x1="4.199cm" svg:y1="3.346cm" svg:x2="4.796cm" svg:y2="5.317cm">
          <text:p/>
        </draw:line>
        <draw:line draw:style-name="gr1" draw:text-style-name="P1" draw:layer="layout" svg:x1="3.395cm" svg:y1="4.177cm" svg:x2="5.911cm" svg:y2="1.998cm">
          <text:p/>
        </draw:line>
        <draw:line draw:style-name="gr1" draw:text-style-name="P1" draw:layer="layout" svg:x1="8.246cm" svg:y1="3.452cm" svg:x2="8.246cm" svg:y2="3.893cm">
          <text:p/>
        </draw:line>
        <draw:line draw:style-name="gr1" draw:text-style-name="P1" draw:layer="layout" svg:x1="10.321cm" svg:y1="3.427cm" svg:x2="8.79cm" svg:y2="3.816cm">
          <text:p/>
        </draw:line>
        <draw:line draw:style-name="gr1" draw:text-style-name="P1" draw:layer="layout" svg:x1="12.862cm" svg:y1="3.452cm" svg:x2="11.488cm" svg:y2="3.841cm">
          <text:p/>
        </draw:line>
        <draw:line draw:style-name="gr1" draw:text-style-name="P1" draw:layer="layout" svg:x1="18.406cm" svg:y1="3.351cm" svg:x2="18.406cm" svg:y2="3.868cm">
          <text:p/>
        </draw:line>
        <draw:line draw:style-name="gr1" draw:text-style-name="P1" draw:layer="layout" svg:x1="20.767cm" svg:y1="3.298cm" svg:x2="20.775cm" svg:y2="4.385cm">
          <text:p/>
        </draw:line>
        <draw:rect draw:style-name="gr3" draw:text-style-name="P1" draw:layer="layout" svg:width="0.234cm" svg:height="2.933cm" svg:x="8.142cm" svg:y="4.019cm">
          <text:p/>
        </draw:rect>
        <draw:line draw:style-name="gr1" draw:text-style-name="P1" draw:layer="layout" svg:x1="15.405cm" svg:y1="3.452cm" svg:x2="13.122cm" svg:y2="3.971cm">
          <text:p/>
        </draw:line>
        <draw:line draw:style-name="gr11" draw:text-style-name="P1" draw:layer="layout" svg:x1="4.788cm" svg:y1="5.97cm" svg:x2="4.788cm" svg:y2="7.964cm">
          <text:p/>
        </draw:line>
        <draw:line draw:style-name="gr11" draw:text-style-name="P1" draw:layer="layout" svg:x1="8.264cm" svg:y1="7.166cm" svg:x2="8.264cm" svg:y2="7.992cm">
          <text:p/>
        </draw:line>
        <draw:line draw:style-name="gr11" draw:text-style-name="P1" draw:layer="layout" svg:x1="10.572cm" svg:y1="7.141cm" svg:x2="10.572cm" svg:y2="7.967cm">
          <text:p/>
        </draw:line>
        <draw:line draw:style-name="gr11" draw:text-style-name="P1" draw:layer="layout" svg:x1="12.907cm" svg:y1="7.166cm" svg:x2="12.907cm" svg:y2="7.992cm">
          <text:p/>
        </draw:line>
        <draw:line draw:style-name="gr11" draw:text-style-name="P1" draw:layer="layout" svg:x1="18.406cm" svg:y1="7.166cm" svg:x2="18.406cm" svg:y2="7.992cm">
          <text:p/>
        </draw:line>
        <draw:line draw:style-name="gr11" draw:text-style-name="P1" draw:layer="layout" svg:x1="20.689cm" svg:y1="7.088cm" svg:x2="20.689cm" svg:y2="7.914cm">
          <text:p/>
        </draw:line>
        <draw:frame draw:style-name="gr12" draw:text-style-name="P2" draw:layer="layout" svg:width="1.052cm" svg:height="1.208cm" svg:x="4.151cm" svg:y="8.019cm">
          <draw:text-box>
            <text:p text:style-name="P2"><text:span text:style-name="T1">18</text:span></text:p>
          </draw:text-box>
        </draw:frame>
        <draw:frame draw:style-name="gr12" draw:text-style-name="P2" draw:layer="layout" svg:width="1.052cm" svg:height="1.208cm" svg:x="7.652cm" svg:y="8.044cm">
          <draw:text-box>
            <text:p text:style-name="P2"><text:span text:style-name="T1">32</text:span></text:p>
          </draw:text-box>
        </draw:frame>
        <draw:frame draw:style-name="gr12" draw:text-style-name="P2" draw:layer="layout" svg:width="1.052cm" svg:height="1.208cm" svg:x="10.013cm" svg:y="7.966cm">
          <draw:text-box>
            <text:p text:style-name="P2"><text:span text:style-name="T1">40</text:span></text:p>
          </draw:text-box>
        </draw:frame>
        <draw:frame draw:style-name="gr12" draw:text-style-name="P2" draw:layer="layout" svg:width="1.052cm" svg:height="1.208cm" svg:x="12.374cm" svg:y="7.966cm">
          <draw:text-box>
            <text:p text:style-name="P2"><text:span text:style-name="T1">47</text:span></text:p>
          </draw:text-box>
        </draw:frame>
        <draw:frame draw:style-name="gr12" draw:text-style-name="P2" draw:layer="layout" svg:width="1.052cm" svg:height="1.208cm" svg:x="17.925cm" svg:y="7.966cm">
          <draw:text-box>
            <text:p text:style-name="P2"><text:span text:style-name="T1">82</text:span></text:p>
          </draw:text-box>
        </draw:frame>
        <draw:frame draw:style-name="gr12" draw:text-style-name="P2" draw:layer="layout" svg:width="1.052cm" svg:height="1.208cm" svg:x="20.156cm" svg:y="7.966cm">
          <draw:text-box>
            <text:p text:style-name="P2"><text:span text:style-name="T1">89</text:span></text:p>
          </draw:text-box>
        </draw:frame>
        <draw:line draw:style-name="gr1" draw:text-style-name="P1" draw:layer="layout" svg:x1="11.981cm" svg:y1="2.337cm" svg:x2="11.981cm" svg:y2="5.0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7T13:56:20.24</meta:creation-date>
    <dc:date>2011-04-07T14:02:18.34</dc:date>
    <meta:editing-duration>PT00H05M59S</meta:editing-duration>
    <meta:editing-cycles>1</meta:editing-cycles>
    <meta:document-statistic meta:object-count="65"/>
    <meta:generator>OpenOffice.org/3.2$Win32 OpenOffice.org_project/320m12$Build-9483</meta:generator>
  </office:meta>
</office:document-meta>
</file>